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croDef.isValidNam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croDef.sameDefinition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Default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setDefault( String default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Sequential.get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ntTypeDefinition.similarDefinition( AntTypeDefinition other ,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mplateElement.setDescription(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setTrim( boolean tr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Sequential.addTask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Element.setOptional(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Element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croDef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setOptional(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getTri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Sequential.similar( NestedSequential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xt.get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addConfiguredText( Text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croDef.similar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Element.se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mplateElement.isImplic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se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.setDescription(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setBackTrace( boolean back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safeCompare( Object a , Objec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objectHashCode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croDef.getNestedTas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ttribu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isValidNameCharacter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addConfiguredElement( TemplateElemen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croDef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ntTypeDefinition.create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mplateElement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Element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croDef.addConfiguredAttribute( Attribute attribu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croDef.createSequenti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Description(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AntTypeDefinition.sameDefinition( AntTypeDefinition other ,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croDef.sameOrSimilar( Object obj , boolean sam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4">
            <text:p text:style-name="Table_20_Contents">24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Attribute.equals( Object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acroDef.getB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Element.setImplicit( boolean implic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croDef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mplateElemen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ntTypeDefinition.MyAntTypeDefinition( MacroDef macro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